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 loext:opacity="100%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Section">
      <style:text-properties officeooo:paragraph-rsid="00203f67"/>
    </style:style>
    <style:style style:name="P14" style:family="paragraph" style:parent-style-name="Table_20_Contents">
      <style:text-properties officeooo:paragraph-rsid="001eb881"/>
    </style:style>
    <style:style style:name="P15" style:family="paragraph" style:parent-style-name="rTiny">
      <style:text-properties officeooo:rsid="0009b671" officeooo:paragraph-rsid="001eb881"/>
    </style:style>
    <style:style style:name="P16" style:family="paragraph" style:parent-style-name="rTiny">
      <style:paragraph-properties fo:text-align="center" style:justify-single-word="false"/>
    </style:style>
    <style:style style:name="P17" style:family="paragraph" style:parent-style-name="rTiny">
      <style:text-properties officeooo:paragraph-rsid="001eb881"/>
    </style:style>
    <style:style style:name="P18" style:family="paragraph" style:parent-style-name="rTable">
      <style:paragraph-properties fo:text-align="center" style:justify-single-word="false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1cdba1" style:font-size-asian="10.5pt"/>
    </style:style>
    <style:style style:name="T4" style:family="text">
      <style:text-properties officeooo:rsid="001daa68"/>
    </style:style>
    <style:style style:name="T5" style:family="text">
      <style:text-properties officeooo:rsid="001eb881"/>
    </style:style>
    <style:style style:name="T6" style:family="text">
      <style:text-properties officeooo:rsid="002fc9b3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Standard"/>
      <text:p text:style-name="Standard"/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2015 – 2016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 und 2.</text:span><text:span text:style-name="T2"> </text:span>Halbjahr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Renate Maren Astrei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26.09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Peine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hat den 12. Jahrgang der Qualifikationsphase vom 03.09.2015 bis zum 22.06.2016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Freie Michaelschule</text:p>
          </table:table-cell>
          <table:covered-table-cell/>
          <table:covered-table-cell/>
          <table:covered-table-cell/>
        </table:table-row>
        <table:table-row table:style-name="TableLine211396608"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><text:span text:style-name="T5">1. und 2.</text:span> Halbjahr</text:p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2015 – 2016</text:p>
          </table:table-cell>
        </table:table-row>
      </table:table>
      <text:p text:style-name="P8"/>
      <table:table table:name="Table6" table:style-name="Table6">
        <table:table-column table:style-name="Table6.A"/>
        <table:table-row table:style-name="TableLine171721520">
          <table:table-cell table:style-name="Table6.A1" office:value-type="string">
            <text:p text:style-name="P17">Name, Vorname, Geburtstag, Geburtsort</text:p>
          </table:table-cell>
        </table:table-row>
        <table:table-row table:style-name="TableLine192568064">
          <table:table-cell table:style-name="Table6.A2" office:value-type="string">
            <text:p text:style-name="P2">Astrein, Renate Maren, <text:span text:style-name="T6">26.09.1997</text:span>, <text:span text:style-name="T6">Peine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 table:style-name="TableLine187008688"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 table:style-name="TableLine140687456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Line185441984"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 table:style-name="TableLine190796368">
          <table:table-cell table:style-name="Table10.A1" office:value-type="string">
            <text:p text:style-name="rTable">Deutsch</text:p>
          </table:table-cell>
          <table:table-cell table:style-name="Table10.A1" office:value-type="string">
            <text:p text:style-name="P18">12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Geographie</text:p>
          </table:table-cell>
          <table:table-cell table:style-name="Table10.E1" office:value-type="string">
            <text:p text:style-name="P18">12</text:p>
          </table:table-cell>
        </table:table-row>
        <table:table-row table:style-name="TableLine183858928">
          <table:table-cell table:style-name="Table10.A5" office:value-type="string">
            <text:p text:style-name="rTable">Englisch</text:p>
          </table:table-cell>
          <table:table-cell table:style-name="Table10.A5" office:value-type="string">
            <text:p text:style-name="P18">13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Geschichte</text:p>
          </table:table-cell>
          <table:table-cell table:style-name="Table10.E5" office:value-type="string">
            <text:p text:style-name="P18">13</text:p>
          </table:table-cell>
        </table:table-row>
        <table:table-row table:style-name="TableLine143483728">
          <table:table-cell table:style-name="Table10.A5" office:value-type="string">
            <text:p text:style-name="rTable">Französisch</text:p>
          </table:table-cell>
          <table:table-cell table:style-name="Table10.A5" office:value-type="string">
            <text:p text:style-name="P18">11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Sozialkunde</text:p>
          </table:table-cell>
          <table:table-cell table:style-name="Table10.E5" office:value-type="string">
            <text:p text:style-name="P18">––––––</text:p>
          </table:table-cell>
        </table:table-row>
        <table:table-row table:style-name="TableLine125923040">
          <table:table-cell table:style-name="Table10.A5" office:value-type="string">
            <text:p text:style-name="rTable">Musik</text:p>
          </table:table-cell>
          <table:table-cell table:style-name="Table10.A5" office:value-type="string">
            <text:p text:style-name="P18">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71705728">
          <table:table-cell table:style-name="Table10.A5" office:value-type="string">
            <text:p text:style-name="rTable">Kunst</text:p>
          </table:table-cell>
          <table:table-cell table:style-name="Table10.A5" office:value-type="string">
            <text:p text:style-name="P18">13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87059568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 table:style-name="TableLine178586496">
          <table:table-cell table:style-name="Table10.A1" office:value-type="string">
            <text:p text:style-name="rTable">Mathematik</text:p>
          </table:table-cell>
          <table:table-cell table:style-name="Table10.A1" office:value-type="string">
            <text:p text:style-name="P18">03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Sport</text:p>
          </table:table-cell>
          <table:table-cell table:style-name="Table10.E1" office:value-type="string">
            <text:p text:style-name="P18">14</text:p>
          </table:table-cell>
        </table:table-row>
        <table:table-row table:style-name="TableLine142833312">
          <table:table-cell table:style-name="Table10.A5" office:value-type="string">
            <text:p text:style-name="rTable">Biologie</text:p>
          </table:table-cell>
          <table:table-cell table:style-name="Table10.A5" office:value-type="string">
            <text:p text:style-name="P18">05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Eurythmie</text:p>
          </table:table-cell>
          <table:table-cell table:style-name="Table10.E5" office:value-type="string">
            <text:p text:style-name="P18">14</text:p>
          </table:table-cell>
        </table:table-row>
        <table:table-row table:style-name="TableLine186418880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8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91715920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8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91670368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8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</table:table>
      <text:p text:style-name="P9"><draw:frame draw:style-name="fr4" draw:name="Frame2" text:anchor-type="paragraph" svg:x="12.755cm" svg:y="0.464cm" svg:width="4.233cm" draw:z-index="0"><draw:text-box fo:min-height="3.879cm"><text:p text:style-name="P5"/><text:p text:style-name="P5"/><text:p text:style-name="P5"/><text:p text:style-name="P10"/><text:p text:style-name="P10">Siegel</text:p></draw:text-box></draw:frame></text:p>
      <text:p text:style-name="rSection"><draw:frame draw:style-name="fr3" draw:name="Frame3" text:anchor-type="paragraph" svg:x="0cm" svg:y="0cm" svg:width="12.58cm" style:rel-width="74%" svg:height="4.422cm" draw:z-index="1"><draw:text-box><text:p text:style-name="P13">Bemerkungen:</text:p><text:p text:style-name="P6"><draw:frame draw:style-name="fr2" draw:name="Frame4" text:anchor-type="paragraph" svg:y="0cm" svg:width="16.15cm" style:rel-width="95%" draw:z-index="2"><draw:text-box fo:min-height="2.293cm"><draw:frame draw:style-name="fr1" draw:name="Frame1" text:anchor-type="frame" draw:z-index="3"><draw:text-box fo:min-height="0.041cm" fo:min-width="0.041cm"/></draw:frame><text:p text:style-name="rText">Durch Konferenzbeschluss vom 06.06.2016 in die 13. Klasse versetzt.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/>
      <text:p text:style-name="Report">Hannover, den <text:span text:style-name="T1">22.06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4">er/in</text:span>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Erziehungsberechtigte/r oder volljährige/r Schüler/in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6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mangelhaft</text:p>
          </table:table-cell>
          <table:covered-table-cell/>
          <table:covered-table-cell/>
          <table:table-cell table:style-name="Table13.Q2" office:value-type="string">
            <text:p text:style-name="P16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1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2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3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4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5</text:p>
          </table:table-cell>
          <table:table-cell table:style-name="Table13.B3" office:value-type="string">
            <text:p text:style-name="P16">-</text:p>
          </table:table-cell>
          <table:table-cell table:style-name="Table13.Q3" office:value-type="string">
            <text:p text:style-name="P16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6">15</text:p>
          </table:table-cell>
          <table:table-cell table:style-name="Table13.B3" office:value-type="string">
            <text:p text:style-name="P16">14</text:p>
          </table:table-cell>
          <table:table-cell table:style-name="Table13.B3" office:value-type="string">
            <text:p text:style-name="P16">13</text:p>
          </table:table-cell>
          <table:table-cell table:style-name="Table13.B3" office:value-type="string">
            <text:p text:style-name="P16">12</text:p>
          </table:table-cell>
          <table:table-cell table:style-name="Table13.B3" office:value-type="string">
            <text:p text:style-name="P16">11</text:p>
          </table:table-cell>
          <table:table-cell table:style-name="Table13.B3" office:value-type="string">
            <text:p text:style-name="P16">10</text:p>
          </table:table-cell>
          <table:table-cell table:style-name="Table13.B3" office:value-type="string">
            <text:p text:style-name="P16">09</text:p>
          </table:table-cell>
          <table:table-cell table:style-name="Table13.B3" office:value-type="string">
            <text:p text:style-name="P16">08</text:p>
          </table:table-cell>
          <table:table-cell table:style-name="Table13.B3" office:value-type="string">
            <text:p text:style-name="P16">07</text:p>
          </table:table-cell>
          <table:table-cell table:style-name="Table13.B3" office:value-type="string">
            <text:p text:style-name="P16">06</text:p>
          </table:table-cell>
          <table:table-cell table:style-name="Table13.B3" office:value-type="string">
            <text:p text:style-name="P16">05</text:p>
          </table:table-cell>
          <table:table-cell table:style-name="Table13.B3" office:value-type="string">
            <text:p text:style-name="P16">04</text:p>
          </table:table-cell>
          <table:table-cell table:style-name="Table13.B3" office:value-type="string">
            <text:p text:style-name="P16">03</text:p>
          </table:table-cell>
          <table:table-cell table:style-name="Table13.B3" office:value-type="string">
            <text:p text:style-name="P16">02</text:p>
          </table:table-cell>
          <table:table-cell table:style-name="Table13.B3" office:value-type="string">
            <text:p text:style-name="P16">01</text:p>
          </table:table-cell>
          <table:table-cell table:style-name="Table13.Q3" office:value-type="string">
            <text:p text:style-name="P16">00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</dc:title>
    <meta:generator>LibreOffice/7.0.3.1$Linux_X86_64 LibreOffice_project/d7547858d014d4cf69878db179d326fc3483e082</meta:generator>
    <meta:editing-duration>PT55M57S</meta:editing-duration>
    <meta:editing-cycles>17</meta:editing-cycles>
    <dc:date>2021-01-16T20:54:37.419501593</dc:date>
    <dc:subject>Vorlage für Notenzeugnisse in der 12. Kl (Qualifikationsphase)</dc:subject>
    <meta:document-statistic meta:table-count="7" meta:image-count="0" meta:object-count="0" meta:page-count="2" meta:paragraph-count="119" meta:word-count="157" meta:character-count="1283" meta:non-whitespace-character-count="123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